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3A27630F4C8A7D3A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11in" svg:y="-0.4583in" svg:width="3.3398in" svg:height="3.1in" draw:z-index="0"><draw:image xlink:href="Pictures/10000201000003EA000003A27630F4C8A7D3A11B.png" xlink:type="simple" xlink:show="embed" xlink:actuate="onLoad" loext:mime-type="image/png"/></draw:frame><draw:frame draw:style-name="fr1" draw:name="Image2" text:anchor-type="char" svg:x="3.8138in" svg:y="-0.4898in" svg:width="3.3398in" svg:height="3.1in" draw:z-index="1"><draw:image xlink:href="Pictures/10000201000003EA000003A27630F4C8A7D3A11B.png" xlink:type="simple" xlink:show="embed" xlink:actuate="onLoad" loext:mime-type="image/png"/></draw:frame><draw:frame draw:style-name="fr1" draw:name="Image3" text:anchor-type="char" svg:x="-0.3425in" svg:y="2.8752in" svg:width="3.3398in" svg:height="3.1in" draw:z-index="2"><draw:image xlink:href="Pictures/10000201000003EA000003A27630F4C8A7D3A11B.png" xlink:type="simple" xlink:show="embed" xlink:actuate="onLoad" loext:mime-type="image/png"/></draw:frame><draw:frame draw:style-name="fr1" draw:name="Image4" text:anchor-type="char" svg:x="3.7827in" svg:y="2.8335in" svg:width="3.3398in" svg:height="3.1in" draw:z-index="3"><draw:image xlink:href="Pictures/10000201000003EA000003A27630F4C8A7D3A11B.png" xlink:type="simple" xlink:show="embed" xlink:actuate="onLoad" loext:mime-type="image/png"/></draw:frame><draw:frame draw:style-name="fr1" draw:name="Image5" text:anchor-type="char" svg:x="-0.3736in" svg:y="6.1563in" svg:width="3.3398in" svg:height="3.1in" draw:z-index="4"><draw:image xlink:href="Pictures/10000201000003EA000003A27630F4C8A7D3A11B.png" xlink:type="simple" xlink:show="embed" xlink:actuate="onLoad" loext:mime-type="image/png"/></draw:frame><draw:frame draw:style-name="fr1" draw:name="Image6" text:anchor-type="char" svg:x="3.5429in" svg:y="6.1874in" svg:width="3.3398in" svg:height="3.1in" draw:z-index="5"><draw:image xlink:href="Pictures/10000201000003EA000003A27630F4C8A7D3A1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2:43:02.941293691</meta:creation-date>
    <dc:date>2021-06-13T22:44:09.403833889</dc:date>
    <meta:editing-duration>PT1M6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